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eec74" officeooo:paragraph-rsid="001eec74"/>
    </style:style>
    <style:style style:name="T1" style:family="text">
      <style:text-properties fo:background-color="#663300" loext:char-shading-value="0"/>
    </style:style>
    <style:style style:name="T2" style:family="text">
      <style:text-properties fo:background-color="#663300" loext:char-shading-value="0"/>
    </style:style>
    <style:style style:name="T3" style:family="text">
      <style:text-properties fo:background-color="#808080" loext:char-shading-value="0"/>
    </style:style>
    <style:style style:name="T4" style:family="text">
      <style:text-properties fo:background-color="#808080" loext:char-shading-value="0"/>
    </style:style>
    <style:style style:name="T5" style:family="text">
      <style:text-properties fo:background-color="#009900" loext:char-shading-value="0"/>
    </style:style>
    <style:style style:name="T6" style:family="text">
      <style:text-properties fo:background-color="#009900" loext:char-shading-value="0"/>
    </style:style>
    <style:style style:name="T7" style:family="text">
      <style:text-properties fo:background-color="#ccff00" loext:char-shading-value="0"/>
    </style:style>
    <style:style style:name="T8" style:family="text">
      <style:text-properties fo:background-color="#ccff00" loext:char-shading-value="0"/>
    </style:style>
    <style:style style:name="T9" style:family="text">
      <style:text-properties fo:background-color="#ffff00" loext:char-shading-value="0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0000cc" loext:char-shading-value="0"/>
    </style:style>
    <style:style style:name="T12" style:family="text">
      <style:text-properties fo:background-color="#0000cc" loext:char-shading-value="0"/>
    </style:style>
    <style:style style:name="T13" style:family="text">
      <style:text-properties fo:background-color="#663333" loext:char-shading-value="0"/>
    </style:style>
    <style:style style:name="T14" style:family="text">
      <style:text-properties fo:background-color="#663333" loext:char-shading-value="0"/>
    </style:style>
    <style:style style:name="T15" style:family="text">
      <style:text-properties fo:background-color="#8019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E <text:s/><text:span text:style-name="T6"><text:s/>F </text:span><text:s/><text:span text:style-name="T10"><text:s/>D </text:span><text:s/><text:span text:style-name="T10"><text:s/>D </text:span><text:s/><text:span text:style-name="T6"><text:s/>F </text:span><text:s/><text:span text:style-name="T4"><text:s/>M </text:span><text:s/><text:span text:style-name="T4"><text:s/>M </text:span><text:s/><text:span text:style-name="T6"><text:s/>F </text:span><text:s/><text:span text:style-name="T6"><text:s/>F </text:span><text:s/><text:span text:style-name="T12"><text:s/>L </text:span><text:s/><text:span text:style-name="T4"><text:s/>M </text:span><text:s/><text:span text:style-name="T4"><text:s/>M </text:span><text:s/><text:span text:style-name="T6"><text:s/>F </text:span><text:s/><text:span text:style-name="T10"><text:s/>D </text:span><text:s/><text:span text:style-name="T4"><text:s/>M </text:span><text:s/><text:span text:style-name="T8"><text:s/>P </text:span><text:s/><text:span text:style-name="T8"><text:s/>P </text:span><text:s/><text:span text:style-name="T8"><text:s/>P </text:span><text:s text:c="2"/>E <text:s text:c="2"/><text:line-break/> <text:s/>E <text:s/><text:span text:style-name="T8"><text:s/>P </text:span><text:s/><text:span text:style-name="T8"><text:s/>P </text:span><text:s/><text:span text:style-name="T15"><text:s/>B </text:span><text:s/><text:span text:style-name="T15"><text:s/>B </text:span><text:s/><text:span text:style-name="T12"><text:s/>L </text:span><text:s/><text:span text:style-name="T6"><text:s/>F </text:span><text:s/><text:span text:style-name="T4"><text:s/>M </text:span><text:s/><text:span text:style-name="T12"><text:s/>L </text:span><text:s/><text:span text:style-name="T4"><text:s/>M </text:span><text:s/><text:span text:style-name="T4"><text:s/>M </text:span><text:s/><text:span text:style-name="T4"><text:s/>M </text:span><text:s/><text:span text:style-name="T15"><text:s/>B </text:span><text:s/><text:span text:style-name="T10"><text:s/>D </text:span><text:s/><text:span text:style-name="T10"><text:s/>D </text:span><text:s/><text:span text:style-name="T2"><text:s/>S </text:span><text:s/><text:span text:style-name="T12"><text:s/>L </text:span><text:s/><text:span text:style-name="T2"><text:s/>S </text:span><text:s text:c="2"/>E <text:s text:c="2"/><text:line-break/>E <text:s/><text:span text:style-name="T2"><text:s/>S </text:span><text:s/><text:span text:style-name="T2"><text:s/>S </text:span><text:s/><text:span text:style-name="T8"><text:s/>P </text:span><text:s/><text:span text:style-name="T15"><text:s/>B </text:span><text:s/><text:span text:style-name="T4"><text:s/>M </text:span><text:s/><text:span text:style-name="T6"><text:s/>F </text:span><text:s/><text:span text:style-name="T6"><text:s/>F </text:span><text:s/><text:span text:style-name="T4"><text:s/>M </text:span><text:s/><text:span text:style-name="T15"><text:s/>B </text:span><text:s/><text:span text:style-name="T15"><text:s/>B </text:span><text:s/><text:span text:style-name="T8"><text:s/>P </text:span><text:s/><text:span text:style-name="T12"><text:s/>L </text:span><text:s/><text:span text:style-name="T10"><text:s/>D </text:span><text:s/><text:span text:style-name="T8"><text:s/>P </text:span><text:s/><text:span text:style-name="T4"><text:s/>M </text:span><text:s/><text:span text:style-name="T2"><text:s/>S </text:span><text:s/><text:span text:style-name="T12"><text:s/>L </text:span><text:s text:c="2"/>E <text:s text:c="2"/><text:line-break/> <text:s/>E <text:s/><text:span text:style-name="T12"><text:s/>L </text:span><text:s/><text:span text:style-name="T2"><text:s/>S </text:span><text:s/><text:span text:style-name="T10"><text:s/>D </text:span><text:s/><text:span text:style-name="T10"><text:s/>D </text:span><text:s/><text:span text:style-name="T4"><text:s/>M </text:span><text:s/><text:span text:style-name="T6"><text:s/>F </text:span><text:s/><text:span text:style-name="T15"><text:s/>B </text:span><text:s/><text:span text:style-name="T4"><text:s/>M </text:span><text:s/><text:span text:style-name="T4"><text:s/>M </text:span><text:s/><text:span text:style-name="T15"><text:s/>B </text:span><text:s/><text:span text:style-name="T4"><text:s/>M </text:span><text:s/><text:span text:style-name="T4"><text:s/>M </text:span><text:s/><text:span text:style-name="T10"><text:s/>D </text:span><text:s/><text:span text:style-name="T15"><text:s/>B </text:span><text:s/><text:span text:style-name="T6"><text:s/>F </text:span><text:s/><text:span text:style-name="T8"><text:s/>P </text:span><text:s/><text:span text:style-name="T8"><text:s/>P </text:span><text:s text:c="2"/>E <text:s text:c="2"/><text:line-break/>E <text:s/><text:span text:style-name="T12"><text:s/>L </text:span><text:s/><text:span text:style-name="T2"><text:s/>S </text:span><text:s/><text:span text:style-name="T12"><text:s/>L </text:span><text:s/><text:span text:style-name="T2"><text:s/>S </text:span><text:s/><text:span text:style-name="T4"><text:s/>M </text:span><text:s/><text:span text:style-name="T4"><text:s/>M </text:span><text:s/><text:span text:style-name="T12"><text:s/>L </text:span><text:s/><text:span text:style-name="T12"><text:s/>L </text:span><text:s/><text:span text:style-name="T4"><text:s/>M </text:span><text:s/><text:span text:style-name="T4"><text:s/>M </text:span><text:s/><text:span text:style-name="T4"><text:s/>M </text:span><text:s/><text:span text:style-name="T15"><text:s/>B </text:span><text:s/><text:span text:style-name="T10"><text:s/>D </text:span><text:s/><text:span text:style-name="T10"><text:s/>D </text:span><text:s/><text:span text:style-name="T4"><text:s/>M </text:span><text:s/><text:span text:style-name="T6"><text:s/>F </text:span><text:s/><text:span text:style-name="T4"><text:s/>M </text:span><text:s text:c="2"/>E <text:s text:c="2"/><text:line-break/> <text:s/>E <text:s/><text:span text:style-name="T2"><text:s/>S </text:span><text:s/><text:span text:style-name="T2"><text:s/>S </text:span><text:s/><text:span text:style-name="T12"><text:s/>L </text:span><text:s/><text:span text:style-name="T6"><text:s/>F </text:span><text:s/><text:span text:style-name="T15"><text:s/>B </text:span><text:s/><text:span text:style-name="T6"><text:s/>F </text:span><text:s/><text:span text:style-name="T12"><text:s/>L </text:span><text:s/><text:span text:style-name="T8"><text:s/>P </text:span><text:s/><text:span text:style-name="T15"><text:s/>B </text:span><text:s/><text:span text:style-name="T6"><text:s/>F </text:span><text:s/><text:span text:style-name="T10"><text:s/>D </text:span><text:s/><text:span text:style-name="T4"><text:s/>M </text:span><text:s/><text:span text:style-name="T10"><text:s/>D </text:span><text:s/><text:span text:style-name="T10"><text:s/>D </text:span><text:s/><text:span text:style-name="T6"><text:s/>F </text:span><text:s/><text:span text:style-name="T4"><text:s/>M </text:span><text:s/><text:span text:style-name="T4"><text:s/>M </text:span><text:s text:c="2"/>E <text:s text:c="2"/><text:line-break/>E <text:s/><text:span text:style-name="T12"><text:s/>L </text:span><text:s/><text:span text:style-name="T12"><text:s/>L </text:span><text:s/><text:span text:style-name="T12"><text:s/>L </text:span><text:s/><text:span text:style-name="T2"><text:s/>S </text:span><text:s/><text:span text:style-name="T6"><text:s/>F </text:span><text:s/><text:span text:style-name="T12"><text:s/>L </text:span><text:s/><text:span text:style-name="T8"><text:s/>P </text:span><text:s/><text:span text:style-name="T8"><text:s/>P </text:span><text:s/><text:span text:style-name="T8"><text:s/>P </text:span><text:s/><text:span text:style-name="T10"><text:s/>D </text:span><text:s/><text:span text:style-name="T15"><text:s/>B </text:span><text:s/><text:span text:style-name="T4"><text:s/>M </text:span><text:s/><text:span text:style-name="T4"><text:s/>M </text:span><text:s/><text:span text:style-name="T15"><text:s/>B </text:span><text:s/><text:span text:style-name="T10"><text:s/>D </text:span><text:s/><text:span text:style-name="T4"><text:s/>M </text:span><text:s/><text:span text:style-name="T4"><text:s/>M </text:span><text:s text:c="2"/>E <text:s text:c="2"/><text:line-break/> <text:s/>E <text:s/><text:span text:style-name="T12"><text:s/>L </text:span><text:s/><text:span text:style-name="T6"><text:s/>F </text:span><text:s/><text:span text:style-name="T12"><text:s/>L </text:span><text:s/><text:span text:style-name="T6"><text:s/>F </text:span><text:s/><text:span text:style-name="T12"><text:s/>L </text:span><text:s/><text:span text:style-name="T12"><text:s/>L </text:span><text:s/><text:span text:style-name="T4"><text:s/>M </text:span><text:s/><text:span text:style-name="T8"><text:s/>P </text:span><text:s/><text:span text:style-name="T8"><text:s/>P </text:span><text:s/><text:span text:style-name="T10"><text:s/>D </text:span><text:s/><text:span text:style-name="T2"><text:s/>S </text:span><text:s/><text:span text:style-name="T6"><text:s/>F </text:span><text:s/><text:span text:style-name="T15"><text:s/>B </text:span><text:s/><text:span text:style-name="T10"><text:s/>D </text:span><text:s/><text:span text:style-name="T12"><text:s/>L </text:span><text:s/><text:span text:style-name="T2"><text:s/>S </text:span><text:s/><text:span text:style-name="T6"><text:s/>F </text:span><text:s text:c="2"/>E <text:s text:c="2"/><text:line-break/>E <text:s/><text:span text:style-name="T12"><text:s/>L </text:span><text:s/><text:span text:style-name="T12"><text:s/>L </text:span><text:s/><text:span text:style-name="T15"><text:s/>B </text:span><text:s/><text:span text:style-name="T2"><text:s/>S </text:span><text:s/><text:span text:style-name="T2"><text:s/>S </text:span><text:s/><text:span text:style-name="T12"><text:s/>L </text:span><text:s/><text:span text:style-name="T6"><text:s/>F </text:span><text:s/><text:span text:style-name="T12"><text:s/>L </text:span><text:s/><text:span text:style-name="T8"><text:s/>P </text:span><text:s/><text:span text:style-name="T8"><text:s/>P </text:span><text:s/><text:span text:style-name="T2"><text:s/>S </text:span><text:s/><text:span text:style-name="T8"><text:s/>P </text:span><text:s/><text:span text:style-name="T2"><text:s/>S </text:span><text:s/><text:span text:style-name="T12"><text:s/>L </text:span><text:s/><text:span text:style-name="T12"><text:s/>L </text:span><text:s/><text:span text:style-name="T6"><text:s/>F </text:span><text:s/><text:span text:style-name="T6"><text:s/>F </text:span><text:s text:c="2"/>E <text:s text:c="2"/><text:line-break/> <text:s/>E <text:s/><text:span text:style-name="T6"><text:s/>F </text:span><text:s/><text:span text:style-name="T4"><text:s/>M </text:span><text:s/><text:span text:style-name="T12"><text:s/>L </text:span><text:s/><text:span text:style-name="T6"><text:s/>F </text:span><text:s/><text:span text:style-name="T12"><text:s/>L </text:span><text:s/><text:span text:style-name="T6"><text:s/>F </text:span><text:s/><text:span text:style-name="T12"><text:s/>L </text:span><text:s/><text:span text:style-name="T12"><text:s/>L </text:span><text:s/><text:span text:style-name="T8"><text:s/>P </text:span><text:s/><text:span text:style-name="T12"><text:s/>L </text:span><text:s/><text:span text:style-name="T12"><text:s/>L </text:span><text:s/><text:span text:style-name="T2"><text:s/>S </text:span><text:s/><text:span text:style-name="T2"><text:s/>S </text:span><text:s/><text:span text:style-name="T2"><text:s/>S </text:span><text:s/><text:span text:style-name="T6"><text:s/>F </text:span><text:s/><text:span text:style-name="T2"><text:s/>S </text:span><text:s/><text:span text:style-name="T12"><text:s/>L </text:span><text:s text:c="2"/>E <text:s text:c="2"/><text:line-break/>E <text:s/><text:span text:style-name="T6"><text:s/>F </text:span><text:s/><text:span text:style-name="T6"><text:s/>F </text:span><text:s/><text:span text:style-name="T6"><text:s/>F </text:span><text:s/><text:span text:style-name="T6"><text:s/>F </text:span><text:s/><text:span text:style-name="T2"><text:s/>S </text:span><text:s/><text:span text:style-name="T6"><text:s/>F </text:span><text:s/><text:span text:style-name="T10"><text:s/>D </text:span><text:s/><text:span text:style-name="T12"><text:s/>L </text:span><text:s/><text:span text:style-name="T8"><text:s/>P </text:span><text:s/><text:span text:style-name="T12"><text:s/>L </text:span><text:s/><text:span text:style-name="T12"><text:s/>L </text:span><text:s/><text:span text:style-name="T12"><text:s/>L </text:span><text:s/><text:span text:style-name="T12"><text:s/>L </text:span><text:s/><text:span text:style-name="T2"><text:s/>S </text:span><text:s/><text:span text:style-name="T12"><text:s/>L </text:span><text:s/><text:span text:style-name="T8"><text:s/>P </text:span><text:s/><text:span text:style-name="T8"><text:s/>P </text:span><text:s text:c="2"/>E <text:s text:c="2"/><text:line-break/> <text:s/>E <text:s/><text:span text:style-name="T12"><text:s/>L </text:span><text:s/><text:span text:style-name="T12"><text:s/>L </text:span><text:s/><text:span text:style-name="T6"><text:s/>F </text:span><text:s/><text:span text:style-name="T12"><text:s/>L </text:span><text:s/><text:span text:style-name="T6"><text:s/>F </text:span><text:s/><text:span text:style-name="T10"><text:s/>D </text:span><text:s/><text:span text:style-name="T10"><text:s/>D </text:span><text:s/><text:span text:style-name="T8"><text:s/>P </text:span><text:s/><text:span text:style-name="T8"><text:s/>P </text:span><text:s/><text:span text:style-name="T6"><text:s/>F </text:span><text:s/><text:span text:style-name="T12"><text:s/>L </text:span><text:s/><text:span text:style-name="T12"><text:s/>L </text:span><text:s/><text:span text:style-name="T2"><text:s/>S </text:span><text:s/><text:span text:style-name="T2"><text:s/>S </text:span><text:s/><text:span text:style-name="T6"><text:s/>F </text:span><text:s/><text:span text:style-name="T4"><text:s/>M </text:span><text:s/><text:span text:style-name="T15"><text:s/>B </text:span><text:s text:c="2"/>E <text:s text:c="2"/><text:line-break/>E <text:s/><text:span text:style-name="T8"><text:s/>P </text:span><text:s/><text:span text:style-name="T15"><text:s/>B </text:span><text:s/><text:span text:style-name="T4"><text:s/>M </text:span><text:s/><text:span text:style-name="T6"><text:s/>F </text:span><text:s/><text:span text:style-name="T6"><text:s/>F </text:span><text:s/><text:span text:style-name="T6"><text:s/>F </text:span><text:s/><text:span text:style-name="T8"><text:s/>P </text:span><text:s/><text:span text:style-name="T12"><text:s/>L </text:span><text:s/><text:span text:style-name="T12"><text:s/>L </text:span><text:s/><text:span text:style-name="T2"><text:s/>S </text:span><text:s/><text:span text:style-name="T12"><text:s/>L </text:span><text:s/><text:span text:style-name="T2"><text:s/>S </text:span><text:s/><text:span text:style-name="T12"><text:s/>L </text:span><text:s/><text:span text:style-name="T2"><text:s/>S </text:span><text:s/><text:span text:style-name="T2"><text:s/>S </text:span><text:s/><text:span text:style-name="T6"><text:s/>F </text:span><text:s/><text:span text:style-name="T4"><text:s/>M </text:span><text:s text:c="2"/>E <text:s text:c="2"/><text:line-break/> <text:s/>E <text:s/><text:span text:style-name="T6"><text:s/>F </text:span><text:s/><text:span text:style-name="T6"><text:s/>F </text:span><text:s/><text:span text:style-name="T12"><text:s/>L </text:span><text:s/><text:span text:style-name="T12"><text:s/>L </text:span><text:s/><text:span text:style-name="T8"><text:s/>P </text:span><text:s/><text:span text:style-name="T8"><text:s/>P </text:span><text:s/><text:span text:style-name="T8"><text:s/>P </text:span><text:s/><text:span text:style-name="T8"><text:s/>P </text:span><text:s/><text:span text:style-name="T15"><text:s/>B </text:span><text:s/><text:span text:style-name="T8"><text:s/>P </text:span><text:s/><text:span text:style-name="T8"><text:s/>P </text:span><text:s/><text:span text:style-name="T12"><text:s/>L </text:span><text:s/><text:span text:style-name="T6"><text:s/>F </text:span><text:s/><text:span text:style-name="T6"><text:s/>F </text:span><text:s/><text:span text:style-name="T2"><text:s/>S </text:span><text:s/><text:span text:style-name="T4"><text:s/>M </text:span><text:s/><text:span text:style-name="T4"><text:s/>M </text:span><text:s text:c="2"/>E <text:s text:c="2"/><text:line-break/>E <text:s/><text:span text:style-name="T10"><text:s/>D </text:span><text:s/><text:span text:style-name="T2"><text:s/>S </text:span><text:s/><text:span text:style-name="T6"><text:s/>F </text:span><text:s/><text:span text:style-name="T2"><text:s/>S </text:span><text:s/><text:span text:style-name="T12"><text:s/>L </text:span><text:s/><text:span text:style-name="T15"><text:s/>B </text:span><text:s/><text:span text:style-name="T15"><text:s/>B </text:span><text:s/><text:span text:style-name="T10"><text:s/>D </text:span><text:s/><text:span text:style-name="T8"><text:s/>P </text:span><text:s/><text:span text:style-name="T8"><text:s/>P </text:span><text:s/><text:span text:style-name="T8"><text:s/>P </text:span><text:s/><text:span text:style-name="T8"><text:s/>P </text:span><text:s/><text:span text:style-name="T2"><text:s/>S </text:span><text:s/><text:span text:style-name="T2"><text:s/>S </text:span><text:s/><text:span text:style-name="T2"><text:s/>S </text:span><text:s/><text:span text:style-name="T15"><text:s/>B </text:span><text:s/><text:span text:style-name="T4"><text:s/>M </text:span><text:s text:c="2"/>E <text:s text:c="2"/><text:line-break/> <text:s/>E <text:s/><text:span text:style-name="T12"><text:s/>L </text:span><text:s/><text:span text:style-name="T8"><text:s/>P </text:span><text:s/><text:span text:style-name="T10"><text:s/>D </text:span><text:s/><text:span text:style-name="T8"><text:s/>P </text:span><text:s/><text:span text:style-name="T8"><text:s/>P </text:span><text:s/><text:span text:style-name="T2"><text:s/>S </text:span><text:s/><text:span text:style-name="T10"><text:s/>D </text:span><text:s/><text:span text:style-name="T10"><text:s/>D </text:span><text:s/><text:span text:style-name="T10"><text:s/>D </text:span><text:s/><text:span text:style-name="T6"><text:s/>F </text:span><text:s/><text:span text:style-name="T6"><text:s/>F </text:span><text:s/><text:span text:style-name="T4"><text:s/>M </text:span><text:s/><text:span text:style-name="T2"><text:s/>S </text:span><text:s/><text:span text:style-name="T8"><text:s/>P </text:span><text:s/><text:span text:style-name="T2"><text:s/>S </text:span><text:s/><text:span text:style-name="T4"><text:s/>M </text:span><text:s/><text:span text:style-name="T10"><text:s/>D </text:span><text:s text:c="2"/>E <text:s text:c="2"/><text:line-break/>E <text:s/><text:span text:style-name="T15"><text:s/>B </text:span><text:s/><text:span text:style-name="T15"><text:s/>B </text:span><text:s/><text:span text:style-name="T10"><text:s/>D </text:span><text:s/><text:span text:style-name="T10"><text:s/>D </text:span><text:s/><text:span text:style-name="T8"><text:s/>P </text:span><text:s/><text:span text:style-name="T8"><text:s/>P </text:span><text:s/><text:span text:style-name="T2"><text:s/>S </text:span><text:s/><text:span text:style-name="T8"><text:s/>P </text:span><text:s/><text:span text:style-name="T8"><text:s/>P </text:span><text:s/><text:span text:style-name="T12"><text:s/>L </text:span><text:s/><text:span text:style-name="T2"><text:s/>S </text:span><text:s/><text:span text:style-name="T6"><text:s/>F </text:span><text:s/><text:span text:style-name="T6"><text:s/>F </text:span><text:s/><text:span text:style-name="T10"><text:s/>D </text:span><text:s/><text:span text:style-name="T10"><text:s/>D </text:span><text:s/><text:span text:style-name="T4"><text:s/>M </text:span><text:s/><text:span text:style-name="T4"><text:s/>M </text:span><text:s text:c="2"/>E <text:s text:c="2"/><text:line-break/> <text:s/>E <text:s/><text:span text:style-name="T15"><text:s/>B </text:span><text:s/><text:span text:style-name="T8"><text:s/>P </text:span><text:s/><text:span text:style-name="T10"><text:s/>D </text:span><text:s/><text:span text:style-name="T12"><text:s/>L </text:span><text:s/><text:span text:style-name="T2"><text:s/>S </text:span><text:s/><text:span text:style-name="T8"><text:s/>P </text:span><text:s/><text:span text:style-name="T2"><text:s/>S </text:span><text:s/><text:span text:style-name="T12"><text:s/>L </text:span><text:s/><text:span text:style-name="T12"><text:s/>L </text:span><text:s/><text:span text:style-name="T2"><text:s/>S </text:span><text:s/><text:span text:style-name="T2"><text:s/>S </text:span><text:s/><text:span text:style-name="T6"><text:s/>F </text:span><text:s/><text:span text:style-name="T15"><text:s/>B </text:span><text:s/><text:span text:style-name="T10"><text:s/>D </text:span><text:s/><text:span text:style-name="T4"><text:s/>M </text:span><text:s/><text:span text:style-name="T6"><text:s/>F </text:span><text:s/><text:span text:style-name="T12"><text:s/>L </text:span><text:s text:c="2"/>E <text:s text:c="2"/><text:line-break/>E <text:s/><text:span text:style-name="T4"><text:s/>M </text:span><text:s/><text:span text:style-name="T15"><text:s/>B </text:span><text:s/><text:span text:style-name="T2"><text:s/>S </text:span><text:s/><text:span text:style-name="T8"><text:s/>P </text:span><text:s/><text:span text:style-name="T2"><text:s/>S </text:span><text:s/><text:span text:style-name="T2"><text:s/>S </text:span><text:s/><text:span text:style-name="T2"><text:s/>S </text:span><text:s/><text:span text:style-name="T12"><text:s/>L </text:span><text:s/><text:span text:style-name="T12"><text:s/>L </text:span><text:s/><text:span text:style-name="T12"><text:s/>L </text:span><text:s/><text:span text:style-name="T2"><text:s/>S </text:span><text:s/><text:span text:style-name="T4"><text:s/>M </text:span><text:s/><text:span text:style-name="T6"><text:s/>F </text:span><text:s/><text:span text:style-name="T15"><text:s/>B </text:span><text:s/><text:span text:style-name="T8"><text:s/>P </text:span><text:s/><text:span text:style-name="T6"><text:s/>F </text:span><text:s/><text:span text:style-name="T2"><text:s/>S </text:span><text:s text:c="2"/>E <text:s text:c="2"/><text:line-break/> <text:s/>E <text:s/><text:span text:style-name="T10"><text:s/>D </text:span><text:s/><text:span text:style-name="T10"><text:s/>D </text:span><text:s/><text:span text:style-name="T2"><text:s/>S </text:span><text:s/><text:span text:style-name="T2"><text:s/>S </text:span><text:s/><text:span text:style-name="T2"><text:s/>S </text:span><text:s/><text:span text:style-name="T2"><text:s/>S </text:span><text:s/><text:span text:style-name="T2"><text:s/>S </text:span><text:s/><text:span text:style-name="T2"><text:s/>S </text:span><text:s/><text:span text:style-name="T2"><text:s/>S </text:span><text:s/><text:span text:style-name="T12"><text:s/>L </text:span><text:s/><text:span text:style-name="T6"><text:s/>F </text:span><text:s/><text:span text:style-name="T8"><text:s/>P </text:span><text:s/><text:span text:style-name="T10"><text:s/>D </text:span><text:s/><text:span text:style-name="T15"><text:s/>B </text:span><text:s/><text:span text:style-name="T15"><text:s/>B </text:span><text:s/><text:span text:style-name="T2"><text:s/>S </text:span><text:s/><text:span text:style-name="T2"><text:s/>S </text:span><text:s text:c="2"/>E <text:s text:c="2"/><text:line-break/>E <text:s/><text:span text:style-name="T8"><text:s/>P </text:span><text:s/><text:span text:style-name="T15"><text:s/>B </text:span><text:s/><text:span text:style-name="T10"><text:s/>D </text:span><text:s/><text:span text:style-name="T12"><text:s/>L </text:span><text:s/><text:span text:style-name="T12"><text:s/>L </text:span><text:s/><text:span text:style-name="T2"><text:s/>S </text:span><text:s/><text:span text:style-name="T2"><text:s/>S </text:span><text:s/><text:span text:style-name="T2"><text:s/>S </text:span><text:s/><text:span text:style-name="T8"><text:s/>P </text:span><text:s/><text:span text:style-name="T12"><text:s/>L </text:span><text:s/><text:span text:style-name="T10"><text:s/>D </text:span><text:s/><text:span text:style-name="T15"><text:s/>B </text:span><text:s/><text:span text:style-name="T15"><text:s/>B </text:span><text:s/><text:span text:style-name="T10"><text:s/>D </text:span><text:s/><text:span text:style-name="T15"><text:s/>B </text:span><text:s/><text:span text:style-name="T10"><text:s/>D </text:span><text:s/><text:span text:style-name="T15"><text:s/>B </text:span><text:s text:c="2"/>E <text:s text:c="2"/><text:line-break/> <text:s/>E <text:s/><text:span text:style-name="T2"><text:s/>S </text:span><text:s/><text:span text:style-name="T10"><text:s/>D </text:span><text:s/><text:span text:style-name="T10"><text:s/>D </text:span><text:s/><text:span text:style-name="T12"><text:s/>L </text:span><text:s/><text:span text:style-name="T2"><text:s/>S </text:span><text:s/><text:span text:style-name="T12"><text:s/>L </text:span><text:s/><text:span text:style-name="T8"><text:s/>P </text:span><text:s/><text:span text:style-name="T10"><text:s/>D </text:span><text:s/><text:span text:style-name="T8"><text:s/>P </text:span><text:s/><text:span text:style-name="T10"><text:s/>D </text:span><text:s/><text:span text:style-name="T10"><text:s/>D </text:span><text:s/><text:span text:style-name="T12"><text:s/>L </text:span><text:s/><text:span text:style-name="T4"><text:s/>M </text:span><text:s/><text:span text:style-name="T6"><text:s/>F </text:span><text:s/><text:span text:style-name="T15"><text:s/>B </text:span><text:s/><text:span text:style-name="T15"><text:s/>B </text:span><text:s/><text:span text:style-name="T10"><text:s/>D </text:span><text:s text:c="2"/>E <text:s text:c="2"/><text:line-break/>E <text:s/><text:span text:style-name="T2"><text:s/>S </text:span><text:s/><text:span text:style-name="T10"><text:s/>D </text:span><text:s/><text:span text:style-name="T10"><text:s/>D </text:span><text:s/><text:span text:style-name="T10"><text:s/>D </text:span><text:s/><text:span text:style-name="T6"><text:s/>F </text:span><text:s/><text:span text:style-name="T12"><text:s/>L </text:span><text:s/><text:span text:style-name="T12"><text:s/>L </text:span><text:s/><text:span text:style-name="T8"><text:s/>P </text:span><text:s/><text:span text:style-name="T10"><text:s/>D </text:span><text:s/><text:span text:style-name="T8"><text:s/>P </text:span><text:s/><text:span text:style-name="T8"><text:s/>P </text:span><text:s/><text:span text:style-name="T10"><text:s/>D </text:span><text:s/><text:span text:style-name="T15"><text:s/>B </text:span><text:s/><text:span text:style-name="T15"><text:s/>B </text:span><text:s/><text:span text:style-name="T15"><text:s/>B </text:span><text:s/><text:span text:style-name="T15"><text:s/>B </text:span><text:s/><text:span text:style-name="T2"><text:s/>S </text:span><text:s text:c="2"/>E <text:s text:c="2"/><text:line-break/> <text:s/>E <text:s/><text:span text:style-name="T12"><text:s/>L </text:span><text:s/><text:span text:style-name="T6"><text:s/>F </text:span><text:s/><text:span text:style-name="T10"><text:s/>D </text:span><text:s/><text:span text:style-name="T8"><text:s/>P </text:span><text:s/><text:span text:style-name="T2"><text:s/>S </text:span><text:s/><text:span text:style-name="T12"><text:s/>L </text:span><text:s/><text:span text:style-name="T2"><text:s/>S </text:span><text:s/><text:span text:style-name="T6"><text:s/>F </text:span><text:s/><text:span text:style-name="T2"><text:s/>S </text:span><text:s/><text:span text:style-name="T12"><text:s/>L </text:span><text:s/><text:span text:style-name="T10"><text:s/>D </text:span><text:s/><text:span text:style-name="T4"><text:s/>M </text:span><text:s/><text:span text:style-name="T15"><text:s/>B </text:span><text:s/><text:span text:style-name="T15"><text:s/>B </text:span><text:s/><text:span text:style-name="T15"><text:s/>B </text:span><text:s/><text:span text:style-name="T6"><text:s/>F </text:span><text:s/><text:span text:style-name="T2"><text:s/>S </text:span><text:s text:c="2"/>E <text:s text:c="2"/><text:line-break/>E <text:s/><text:span text:style-name="T10"><text:s/>D </text:span><text:s/><text:span text:style-name="T6"><text:s/>F </text:span><text:s/><text:span text:style-name="T15"><text:s/>B </text:span><text:s/><text:span text:style-name="T4"><text:s/>M </text:span><text:s/><text:span text:style-name="T4"><text:s/>M </text:span><text:s/><text:span text:style-name="T15"><text:s/>B </text:span><text:s/><text:span text:style-name="T12"><text:s/>L </text:span><text:s/><text:span text:style-name="T12"><text:s/>L </text:span><text:s/><text:span text:style-name="T12"><text:s/>L </text:span><text:s/><text:span text:style-name="T12"><text:s/>L </text:span><text:s/><text:span text:style-name="T6"><text:s/>F </text:span><text:s/><text:span text:style-name="T4"><text:s/>M </text:span><text:s/><text:span text:style-name="T4"><text:s/>M </text:span><text:s/><text:span text:style-name="T12"><text:s/>L </text:span><text:s/><text:span text:style-name="T2"><text:s/>S </text:span><text:s/><text:span text:style-name="T2"><text:s/>S </text:span><text:s/><text:span text:style-name="T2"><text:s/>S </text:span><text:s text:c="2"/>E <text:s text:c="2"/><text:line-break/> <text:s/>E <text:s/><text:span text:style-name="T10"><text:s/>D </text:span><text:s/><text:span text:style-name="T8"><text:s/>P </text:span><text:s/><text:span text:style-name="T15"><text:s/>B </text:span><text:s/><text:span text:style-name="T4"><text:s/>M </text:span><text:s/><text:span text:style-name="T15"><text:s/>B </text:span><text:s/><text:span text:style-name="T15"><text:s/>B </text:span><text:s/><text:span text:style-name="T6"><text:s/>F </text:span><text:s/><text:span text:style-name="T12"><text:s/>L </text:span><text:s/><text:span text:style-name="T2"><text:s/>S </text:span><text:s/><text:span text:style-name="T6"><text:s/>F </text:span><text:s/><text:span text:style-name="T15"><text:s/>B </text:span><text:s/><text:span text:style-name="T12"><text:s/>L </text:span><text:s/><text:span text:style-name="T4"><text:s/>M </text:span><text:s/><text:span text:style-name="T2"><text:s/>S </text:span><text:s/><text:span text:style-name="T2"><text:s/>S </text:span><text:s/><text:span text:style-name="T12"><text:s/>L </text:span><text:s/><text:span text:style-name="T8"><text:s/>P </text:span><text:s text:c="2"/>E <text:s text:c="2"/><text:line-break/>E <text:s/><text:span text:style-name="T10"><text:s/>D </text:span><text:s/><text:span text:style-name="T10"><text:s/>D </text:span><text:s/><text:span text:style-name="T10"><text:s/>D </text:span><text:s/><text:span text:style-name="T15"><text:s/>B </text:span><text:s/><text:span text:style-name="T15"><text:s/>B </text:span><text:s/><text:span text:style-name="T15"><text:s/>B </text:span><text:s/><text:span text:style-name="T4"><text:s/>M </text:span><text:s/><text:span text:style-name="T8"><text:s/>P </text:span><text:s/><text:span text:style-name="T8"><text:s/>P </text:span><text:s/><text:span text:style-name="T12"><text:s/>L </text:span><text:s/><text:span text:style-name="T12"><text:s/>L </text:span><text:s/><text:span text:style-name="T8"><text:s/>P </text:span><text:s/><text:span text:style-name="T8"><text:s/>P </text:span><text:s/><text:span text:style-name="T15"><text:s/>B </text:span><text:s/><text:span text:style-name="T12"><text:s/>L </text:span><text:s/><text:span text:style-name="T2"><text:s/>S </text:span><text:s/><text:span text:style-name="T2"><text:s/>S </text:span><text:s text:c="2"/>E <text:s text:c="2"/><text:line-break/> <text:s/>E <text:s/><text:span text:style-name="T4"><text:s/>M </text:span><text:s/><text:span text:style-name="T10"><text:s/>D </text:span><text:s/><text:span text:style-name="T10"><text:s/>D </text:span><text:s/><text:span text:style-name="T10"><text:s/>D </text:span><text:s/><text:span text:style-name="T4"><text:s/>M </text:span><text:s/><text:span text:style-name="T4"><text:s/>M </text:span><text:s/><text:span text:style-name="T4"><text:s/>M </text:span><text:s/><text:span text:style-name="T8"><text:s/>P </text:span><text:s/><text:span text:style-name="T8"><text:s/>P </text:span><text:s/><text:span text:style-name="T2"><text:s/>S </text:span><text:s/><text:span text:style-name="T2"><text:s/>S </text:span><text:s/><text:span text:style-name="T8"><text:s/>P </text:span><text:s/><text:span text:style-name="T8"><text:s/>P </text:span><text:s/><text:span text:style-name="T12"><text:s/>L </text:span><text:s/><text:span text:style-name="T2"><text:s/>S </text:span><text:s/><text:span text:style-name="T8"><text:s/>P </text:span><text:s/><text:span text:style-name="T8"><text:s/>P </text:span><text:s text:c="2"/>E <text:s text:c="2"/><text:line-break/>E <text:s/><text:span text:style-name="T10"><text:s/>D </text:span><text:s/><text:span text:style-name="T8"><text:s/>P </text:span><text:s/><text:span text:style-name="T4"><text:s/>M </text:span><text:s/><text:span text:style-name="T4"><text:s/>M </text:span><text:s/><text:span text:style-name="T10"><text:s/>D </text:span><text:s/><text:span text:style-name="T15"><text:s/>B </text:span><text:s/><text:span text:style-name="T12"><text:s/>L </text:span><text:s/><text:span text:style-name="T4"><text:s/>M </text:span><text:s/><text:span text:style-name="T2"><text:s/>S </text:span><text:s/><text:span text:style-name="T15"><text:s/>B </text:span><text:s/><text:span text:style-name="T10"><text:s/>D </text:span><text:s/><text:span text:style-name="T8"><text:s/>P </text:span><text:s/><text:span text:style-name="T12"><text:s/>L </text:span><text:s/><text:span text:style-name="T8"><text:s/>P </text:span><text:s/><text:span text:style-name="T8"><text:s/>P </text:span><text:s/><text:span text:style-name="T8"><text:s/>P </text:span><text:s/><text:span text:style-name="T8"><text:s/>P </text:span><text:s text:c="2"/>E <text:s text:c="2"/><text:line-break/> <text:s/>E <text:s/><text:span text:style-name="T12"><text:s/>L </text:span><text:s/><text:span text:style-name="T12"><text:s/>L </text:span><text:s/><text:span text:style-name="T4"><text:s/>M </text:span><text:s/><text:span text:style-name="T15"><text:s/>B </text:span><text:s/><text:span text:style-name="T15"><text:s/>B </text:span><text:s/><text:span text:style-name="T15"><text:s/>B </text:span><text:s/><text:span text:style-name="T12"><text:s/>L </text:span><text:s/><text:span text:style-name="T8"><text:s/>P </text:span><text:s/><text:span text:style-name="T4"><text:s/>M </text:span><text:s/><text:span text:style-name="T10"><text:s/>D </text:span><text:s/><text:span text:style-name="T10"><text:s/>D </text:span><text:s/><text:span text:style-name="T8"><text:s/>P </text:span><text:s/><text:span text:style-name="T4"><text:s/>M </text:span><text:s/><text:span text:style-name="T4"><text:s/>M </text:span><text:s/><text:span text:style-name="T8"><text:s/>P </text:span><text:s/><text:span text:style-name="T8"><text:s/>P </text:span><text:s/><text:span text:style-name="T8"><text:s/>P </text:span><text:s text:c="2"/>E <text:s text:c="2"/><text:line-break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 <text:s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E <text:s text:c="2"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1T14:25:25.736000000</dc:date>
    <meta:editing-duration>PT5M44S</meta:editing-duration>
    <meta:editing-cycles>1</meta:editing-cycles>
    <meta:document-statistic meta:table-count="0" meta:image-count="0" meta:object-count="0" meta:page-count="1" meta:paragraph-count="1" meta:word-count="646" meta:character-count="2652" meta:non-whitespace-character-count="646"/>
    <meta:generator>LibreOffice/5.0.4.2$Windows_x86 LibreOffice_project/2b9802c1994aa0b7dc6079e128979269cf95bc78</meta:generator>
  </office:meta>
</office:document-meta>
</file>